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2f6fd6" draw:marker-start-width="0.252cm" draw:marker-end-width="0.252cm" draw:fill="solid" draw:fill-color="#e8f2ff" draw:textarea-vertical-align="middle" draw:auto-grow-height="false" draw:fit-to-size="false" style:shrink-to-fit="true" fo:min-height="3.135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7a4bd6" draw:marker-start-width="0.252cm" draw:marker-end-width="0.252cm" draw:fill="solid" draw:fill-color="#f1e8ff" draw:textarea-vertical-align="middle" draw:auto-grow-height="false" draw:fit-to-size="false" style:shrink-to-fit="true" fo:min-height="3.135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d67a2f" draw:marker-start-width="0.252cm" draw:marker-end-width="0.252cm" draw:fill="solid" draw:fill-color="#ffe8d6" draw:textarea-vertical-align="middle" draw:auto-grow-height="false" draw:fit-to-size="false" style:shrink-to-fit="true" fo:min-height="3.135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draw:stroke="solid" svg:stroke-width="0.081cm" svg:stroke-color="#2f9e44" draw:marker-start-width="0.321cm" draw:marker-end-width="0.321cm" draw:fill="solid" draw:fill-color="#e6f6ec" draw:textarea-vertical-align="middle" draw:auto-grow-height="false" draw:fit-to-size="false" style:shrink-to-fit="true" fo:min-height="3.135cm" fo:padding-top="0.165cm" fo:padding-bottom="0.165cm" fo:padding-left="0.29cm" fo:padding-right="0.29cm" loext:decorative="false"/>
      <style:paragraph-properties style:writing-mode="lr-tb"/>
    </style:style>
    <style:style style:name="gr5" style:family="graphic" style:parent-style-name="objectwithoutfill">
      <style:graphic-properties draw:marker-end="線の終点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線の終点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線の終点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線の終点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線の終点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線の終点_20_6" draw:marker-end-width="0.3cm" draw:fill="none" draw:textarea-vertical-align="middle" loext:decorative="false"/>
    </style:style>
    <style:style style:name="gr11" style:family="graphic" style:parent-style-name="standard">
      <style:graphic-properties draw:stroke="solid" svg:stroke-width="0.028cm" svg:stroke-color="#666666" draw:marker-start-width="0.242cm" draw:marker-end-width="0.242cm" draw:fill="solid" draw:fill-color="#dddddd" draw:textarea-vertical-align="middle" draw:auto-grow-height="false" draw:fit-to-size="false" style:shrink-to-fit="true" fo:min-height="0.674cm" fo:padding-top="0.139cm" fo:padding-bottom="0.139cm" fo:padding-left="0.264cm" fo:padding-right="0.264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748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8f2ff"/>
      <style:paragraph-properties fo:margin-top="0.42cm" fo:margin-bottom="0.35cm" fo:text-align="center"/>
      <style:text-properties fo:font-size="14pt" style:font-size-asian="14pt" style:font-size-complex="14pt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e8f2ff"/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f1e8ff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ffe8d6"/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e6f6ec"/>
      <style:paragraph-properties fo:margin-top="0.42cm" fo:margin-bottom="0.35cm"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  <style:text-properties fo:font-size="12pt" style:font-size-asian="10pt" style:font-size-complex="10pt"/>
    </style:style>
    <style:style style:name="P10" style:family="paragraph">
      <loext:graphic-properties draw:fill="solid" draw:fill-color="#dddddd"/>
      <style:paragraph-properties fo:margin-top="0.42cm" fo:margin-bottom="0.35cm" fo:text-align="center"/>
      <style:text-properties fo:font-size="12pt" style:font-size-asian="10pt" style:font-size-complex="10pt"/>
    </style:style>
    <style:style style:name="P11" style:family="paragraph">
      <style:paragraph-properties fo:margin-top="0.42cm" fo:margin-bottom="0.35cm" fo:text-align="center"/>
      <style:text-properties fo:font-size="18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/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xml:id="id1" draw:id="id1" draw:layer="layout" svg:width="5cm" svg:height="3cm" svg:x="2.002cm" svg:y="5.015cm">
          <draw:text-box>
            <text:p text:style-name="P1">Routing<text:line-break/>Control Unit<text:line-break/>(RCU)</text:p>
          </draw:text-box>
        </draw:frame>
        <draw:frame draw:style-name="gr1" draw:text-style-name="P4" xml:id="id3" draw:id="id3" draw:layer="layout" svg:width="5cm" svg:height="3cm" svg:x="8cm" svg:y="5.015cm">
          <draw:text-box>
            <text:p text:style-name="P3">Transfer<text:line-break/>Management Unit<text:line-break/>(TMU)</text:p>
          </draw:text-box>
        </draw:frame>
        <draw:frame draw:style-name="gr2" draw:text-style-name="P5" xml:id="id5" draw:id="id5" draw:layer="layout" svg:width="5cm" svg:height="3cm" svg:x="14.002cm" svg:y="5.015cm">
          <draw:text-box>
            <text:p text:style-name="P3">Optical<text:line-break/>Monitoring Unit<text:line-break/> (OMU)</text:p>
          </draw:text-box>
        </draw:frame>
        <draw:frame draw:style-name="gr3" draw:text-style-name="P6" xml:id="id2" draw:id="id2" draw:layer="layout" svg:width="7cm" svg:height="3cm" svg:x="7cm" svg:y="9.015cm">
          <draw:text-box>
            <text:p text:style-name="P3">Transfer<text:line-break/>Execution Unit<text:line-break/> (TEU)</text:p>
          </draw:text-box>
        </draw:frame>
        <draw:frame draw:style-name="gr4" draw:text-style-name="P7" xml:id="id4" draw:id="id4" draw:layer="layout" svg:width="10cm" svg:height="3cm" svg:x="5.5cm" svg:y="13.015cm">
          <draw:text-box>
            <text:p text:style-name="P3">Fabric Switch Core<text:line-break/>High-Speed<text:line-break/>Data Plane</text:p>
          </draw:text-box>
        </draw:frame>
        <draw:connector draw:style-name="gr5" draw:text-style-name="P8" draw:layer="layout" svg:x1="4.502cm" svg:y1="8.015cm" svg:x2="7cm" svg:y2="10.515cm" draw:start-shape="id1" draw:end-shape="id2" draw:end-glue-point="3" svg:d="M4502 8015v2500h2498" svg:viewBox="0 0 2499 2501">
          <text:p/>
        </draw:connector>
        <draw:connector draw:style-name="gr6" draw:text-style-name="P8" draw:layer="layout" svg:x1="10.5cm" svg:y1="8.015cm" svg:x2="10.5cm" svg:y2="9.015cm" draw:start-shape="id3" draw:start-glue-point="2" draw:end-shape="id2" svg:d="M10500 8015v1000" svg:viewBox="0 0 1 1001">
          <text:p/>
        </draw:connector>
        <draw:connector draw:style-name="gr7" draw:text-style-name="P8" draw:layer="layout" svg:x1="10.5cm" svg:y1="12.015cm" svg:x2="10.5cm" svg:y2="13.015cm" draw:start-shape="id2" draw:start-glue-point="2" draw:end-shape="id4" draw:end-glue-point="0" svg:d="M10500 12015v1000" svg:viewBox="0 0 1 1001">
          <text:p/>
        </draw:connector>
        <draw:connector draw:style-name="gr8" draw:text-style-name="P8" draw:layer="layout" svg:x1="7.002cm" svg:y1="6.515cm" svg:x2="8cm" svg:y2="6.515cm" draw:start-shape="id1" draw:start-glue-point="1" draw:end-shape="id3" draw:end-glue-point="3" svg:d="M7002 6515h998" svg:viewBox="0 0 999 1">
          <text:p/>
        </draw:connector>
        <draw:connector draw:style-name="gr9" draw:text-style-name="P8" draw:layer="layout" svg:x1="14.002cm" svg:y1="6.515cm" svg:x2="13cm" svg:y2="6.515cm" draw:start-shape="id5" draw:start-glue-point="3" draw:end-shape="id3" draw:end-glue-point="1" svg:d="M14002 6515h-1002" svg:viewBox="0 0 1003 1">
          <text:p/>
        </draw:connector>
        <draw:connector draw:style-name="gr10" draw:text-style-name="P8" draw:layer="layout" svg:x1="10.5cm" svg:y1="16.015cm" svg:x2="4.123cm" svg:y2="18.961cm" draw:start-shape="id4" draw:start-glue-point="2" draw:end-shape="id6" draw:end-glue-point="0" svg:d="M10500 16015v1487h-6377v1459" svg:viewBox="0 0 6378 2947">
          <text:p/>
        </draw:connector>
        <draw:connector draw:style-name="gr10" draw:text-style-name="P8" draw:layer="layout" draw:line-skew="1.254cm" svg:x1="16.995cm" svg:y1="19.032cm" svg:x2="14cm" svg:y2="10.515cm" draw:end-shape="id2" draw:end-glue-point="1" svg:d="M16995 19032h16v-8517h-3011" svg:viewBox="0 0 3012 8518">
          <text:p/>
        </draw:connector>
        <draw:frame draw:style-name="gr11" draw:text-style-name="P10" xml:id="id6" draw:id="id6" draw:layer="layout" svg:width="5cm" svg:height="0.934cm" svg:x="1.623cm" svg:y="18.961cm">
          <draw:text-box>
            <text:p text:style-name="P9">PSC Fabric Ports / Links</text:p>
          </draw:text-box>
        </draw:frame>
        <draw:frame draw:style-name="gr12" draw:text-style-name="P12" draw:layer="layout" svg:width="9.753cm" svg:height="0.998cm" svg:x="5.624cm" svg:y="1.982cm">
          <draw:text-box>
            <text:p text:style-name="P11">PSC Fabric Internal Architecture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21:33:19.477371234</meta:creation-date>
    <dc:date>2026-03-15T22:55:28.220751721</dc:date>
    <meta:editing-duration>PT34M26S</meta:editing-duration>
    <meta:editing-cycles>7</meta:editing-cycles>
    <meta:generator>LibreOffice/24.2.7.2$Linux_X86_64 LibreOffice_project/420$Build-2</meta:generator>
    <meta:document-statistic meta:object-count="14"/>
  </office:meta>
</office:document-meta>
</file>